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Text_20_body">
      <style:text-properties officeooo:rsid="00be07e4" officeooo:paragraph-rsid="01ca1bcb"/>
    </style:style>
    <style:style style:name="P10" style:family="paragraph" style:parent-style-name="Text_20_body">
      <style:text-properties officeooo:rsid="00bea233" officeooo:paragraph-rsid="01ca1bcb"/>
    </style:style>
    <style:style style:name="P11" style:family="paragraph" style:parent-style-name="Text_20_body">
      <style:text-properties officeooo:rsid="00c7d0e1" officeooo:paragraph-rsid="01ca1bcb"/>
    </style:style>
    <style:style style:name="P12" style:family="paragraph" style:parent-style-name="Text_20_body">
      <style:text-properties officeooo:paragraph-rsid="01ca1bcb"/>
    </style:style>
    <style:style style:name="P13" style:family="paragraph" style:parent-style-name="Appendix_20_Letter" style:master-page-name="Right_20_Page">
      <style:paragraph-properties style:page-number="auto"/>
    </style:style>
    <style:style style:name="P14" style:family="paragraph" style:parent-style-name="Heading_20_1">
      <style:text-properties officeooo:paragraph-rsid="01ca1bcb"/>
    </style:style>
    <style:style style:name="P15" style:family="paragraph" style:parent-style-name="Heading_20_2">
      <style:text-properties officeooo:rsid="00dfc4bb" officeooo:paragraph-rsid="01ca1bcb"/>
    </style:style>
    <style:style style:name="T1" style:family="text">
      <style:text-properties officeooo:rsid="00d933a1"/>
    </style:style>
    <style:style style:name="T2" style:family="text">
      <style:text-properties officeooo:rsid="00d5c9b0"/>
    </style:style>
    <style:style style:name="T3" style:family="text">
      <style:text-properties officeooo:rsid="00de2829"/>
    </style:style>
    <style:style style:name="T4" style:family="text">
      <style:text-properties officeooo:rsid="010ff082"/>
    </style:style>
    <style:style style:name="T5" style:family="text">
      <style:text-properties officeooo:rsid="00cb5a64"/>
    </style:style>
    <style:style style:name="T6" style:family="text">
      <style:text-properties officeooo:rsid="00d0e4f4"/>
    </style:style>
    <style:style style:name="T7" style:family="text">
      <style:text-properties officeooo:rsid="00cc30f1"/>
    </style:style>
    <style:style style:name="T8" style:family="text">
      <style:text-properties officeooo:rsid="0111aa78"/>
    </style:style>
    <style:style style:name="T9" style:family="text">
      <style:text-properties officeooo:rsid="00cd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text:p text:style-name="P13">A</text:p>
      <text:h text:style-name="P14" text:outline-level="1" text:is-list-header="true">下載 LibreOffice</text:h>
      <text:p text:style-name="P9"><text:bookmark-start text:name="__RefHeading__491_737220730"/>LibreOffice 提供 Linux、OS X、和 Windows 版。大多數 GNU/Linux 散布版的軟體庫都有提供 LibreOffice，有時安裝後還會附帶一些擴充套件或有不一樣的圖示組合。<text:bookmark-end text:name="__RefHeading__491_737220730"/></text:p>
      <text:p text:style-name="P10">若要下載最新發行版的官方頁面請到這裡：</text:p>
      <text:p text:style-name="P10"><text:s/><text:span text:style-name="Internet_20_link">http://zh-tw.libreoffice.org/download/libreoffice-fresh/</text:span></text:p>
      <text:p text:style-name="P10">網站會偵測你使用的作業系統和語言，接著<text:span text:style-name="T1">引導</text:span>下載適當的對應版本。你可以利用網頁內右上區域提供的連結，下載其他作業系統<text:span text:style-name="T2"/>和語言的不同版本。</text:p>
      <text:p text:style-name="P10"><text:span text:style-name="T3">Apache </text:span>OpenOffice的官方下載網頁位於 <text:span text:style-name="Internet_20_link">http://www.openoffice.org/download/index.html</text:span></text:p>
      <text:h text:style-name="P15" text:outline-level="2">擴充套件與範本</text:h>
      <text:p text:style-name="P11"><text:bookmark-start text:name="__RefHeading___Toc32350_2074576844"/><text:span text:style-name="T4">LibreOffice有上百個擴充套件和範本可供使用。擴充套件可以增添廣受需要的功能和資源，而範本可以節省你的設計時間。不過，請注意有些擴充套件可能沒有持續更新，以致</text:span><text:soft-page-break/><text:span text:style-name="T4">無法在最新版本中運作。此外，張貼出來的範本也不代表設計就十分優秀。</text:span><text:bookmark-end text:name="__RefHeading___Toc32350_2074576844"/></text:p>
      <text:p text:style-name="P11"><text:span text:style-name="T4">如</text:span>要取得LibreOffice的擴充套件和範本，<text:span text:style-name="T5">請前往以下連結：</text:span></text:p>
      <text:p text:style-name="P11"><text:span text:style-name="Internet_20_link">http://extensions.libreoffice.org/ </text:span></text:p>
      <text:p text:style-name="P11"><text:span text:style-name="Internet_20_link"><text:span text:style-name="T6">http://templates.libreoffice.org/</text:span></text:span></text:p>
      <text:p text:style-name="P11"><text:span text:style-name="T7">至</text:span>於<text:span text:style-name="T6">Apache </text:span>OpenOffice<text:span text:style-name="T8">的擴充套件和範本</text:span>， <text:span text:style-name="T9">則請前往：</text:span></text:p>
      <text:p text:style-name="P11"><text:a xlink:type="simple" xlink:href="http://extensions.openoffice.org/" text:style-name="Internet_20_link" text:visited-style-name="Visited_20_Internet_20_Link"><text:span text:style-name="Internet_20_link">http://extensions.openoffice.org/</text:span></text:a></text:p>
      <text:p text:style-name="P11"><text:span text:style-name="Internet_20_link"><text:span text:style-name="T6">http://templates.services.openoffice.org/</text:span></text:span></text:p>
      <text:p text:style-name="P12">多數的擴充套件，和全部的範本都能在LibreOffice和Apache OpenOffice兩者間使用。然而，隨著新版本一次又一次發行，兩者間的差異越來越大，相容性也會慢慢降低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style:width="297pt" table:align="margins" style:may-break-between-rows="false"/>
    </style:style>
    <style:style style:name="Table2.A" style:family="table-column">
      <style:table-column-properties style:column-width="31.45pt" style:rel-column-width="6939*"/>
    </style:style>
    <style:style style:name="Table2.B" style:family="table-column">
      <style:table-column-properties style:column-width="265.55pt" style:rel-column-width="58596*"/>
    </style:style>
    <style:style style:name="Table7" style:family="table">
      <style:table-properties style:width="297pt" table:align="margins" style:may-break-between-rows="false"/>
    </style:style>
    <style:style style:name="Table7.A" style:family="table-column">
      <style:table-column-properties style:column-width="269.6pt" style:rel-column-width="59492*"/>
    </style:style>
    <style:style style:name="Table7.B" style:family="table-column">
      <style:table-column-properties style:column-width="27.4pt"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2</text:page-number>.</text:p>
            </table:table-cell>
            <table:table-cell office:value-type="string">
              <text:p text:style-name="MP5">LibreOffice 排版設計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>下載 LibreOffice</text:chapter></text:p>
            </table:table-cell>
            <table:table-cell office:value-type="string">
              <text:p text:style-name="MP7"><text:page-number text:select-page="current">1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0:54.292351477</meta:creation-date>
    <meta:editing-duration>PT58S</meta:editing-duration>
    <meta:editing-cycles>2</meta:editing-cycles>
    <meta:generator>LibreOffice/4.3.3.2$Linux_x86 LibreOffice_project/430m0$Build-2</meta:generator>
    <dc:title>LibreOffice 排版設計</dc:title>
    <meta:initial-creator>Bruce Byfield</meta:initial-creator>
    <dc:date>2016-03-19T16:01:51.796969606</dc:date>
    <dc:creator>Bruce Byfield</dc:creator>
    <meta:document-statistic meta:table-count="4" meta:image-count="0" meta:object-count="0" meta:page-count="2" meta:paragraph-count="24" meta:word-count="204" meta:character-count="1527" meta:non-whitespace-character-count="1343"/>
    <meta:template xlink:type="simple" xlink:actuate="onRequest" xlink:title="designing-with-libreoffice" xlink:href="../../../../.config/libreoffice/4/user/template/designing-with-libreoffice.ott" meta:date="2016-03-19T16:00:53.804095718"/>
  </office:meta>
</office:document-meta>
</file>